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27in"/>
    </style:style>
    <style:style style:name="co3" style:family="table-column">
      <style:table-column-properties fo:break-before="auto" style:column-width="4.4264in"/>
    </style:style>
    <style:style style:name="co4" style:family="table-column">
      <style:table-column-properties fo:break-before="auto" style:column-width="2.7984in"/>
    </style:style>
    <style:style style:name="co5" style:family="table-column">
      <style:table-column-properties fo:break-before="auto" style:column-width="1.1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ffcc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ackground-color="#ccffcc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background-color="#99ccff"/>
    </style:style>
    <style:style style:name="ce11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Item No.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ty.</text:p>
          </table:table-cell>
          <table:table-cell table:style-name="ce1" office:value-type="string">
            <text:p>Note</text:p>
          </table:table-cell>
          <table:table-cell table:style-name="ce7" office:value-type="string">
            <text:p>Cost Each</text:p>
          </table:table-cell>
          <table:table-cell table:style-name="ce1" office:value-type="string">
            <text:p>Cost Total</text:p>
          </table:table-cell>
          <table:table-cell table:style-name="ce1" office:value-type="string">
            <text:p>Cost for 6 Joint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gearHousing</text:p>
          </table:table-cell>
          <table:table-cell table:style-name="ce5" office:value-type="string">
            <text:p>Gear support and mount</text:p>
          </table:table-cell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5"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sf-17-120-2a-r</text:p>
          </table:table-cell>
          <table:table-cell office:value-type="string">
            <text:p>Harmonic drive, size 17, 120:1 gear ratio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375">
            <text:p>$375.00</text:p>
          </table:table-cell>
          <table:table-cell table:formula="of:=[.F3]*[.D3]" office:value-type="currency" office:currency="USD" office:value="375">
            <text:p>$375.00</text:p>
          </table:table-cell>
          <table:table-cell table:number-columns-repeated="1017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lowerLeg</text:p>
          </table:table-cell>
          <table:table-cell table:style-name="ce6" office:value-type="string">
            <text:p>20x40 AL extrusion, cut to length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Needs to be cut</text:p>
          </table:table-cell>
          <table:table-cell table:style-name="ce10" office:value-type="currency" office:currency="USD" office:value="9.99">
            <text:p>$9.99</text:p>
          </table:table-cell>
          <table:table-cell table:style-name="ce6" table:formula="of:=[.F4]*[.D4]" office:value-type="currency" office:currency="USD" office:value="9.99">
            <text:p>$9.99</text:p>
          </table:table-cell>
          <table:table-cell table:style-name="ce6"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tor5210</text:p>
          </table:table-cell>
          <table:table-cell office:value-type="string">
            <text:p>ML5210 BLDC motor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44.99">
            <text:p>$44.99</text:p>
          </table:table-cell>
          <table:table-cell table:formula="of:=[.F5]*[.D5]" office:value-type="currency" office:currency="USD" office:value="44.99">
            <text:p>$44.99</text:p>
          </table:table-cell>
          <table:table-cell table:number-columns-repeated="101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6712-ZZ Bearing</text:p>
          </table:table-cell>
          <table:table-cell table:style-name="ce6" office:value-type="string">
            <text:p>60x75x7 deep groove ball bearing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1 needs to be sanded</text:p>
          </table:table-cell>
          <table:table-cell table:style-name="ce10" office:value-type="currency" office:currency="USD" office:value="3.75">
            <text:p>$3.75</text:p>
          </table:table-cell>
          <table:table-cell table:style-name="ce6" table:formula="of:=[.F6]*[.D6]" office:value-type="currency" office:currency="USD" office:value="7.5">
            <text:p>$7.50</text:p>
          </table:table-cell>
          <table:table-cell table:style-name="ce6"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1813-ZZ Bearing</text:p>
          </table:table-cell>
          <table:table-cell office:value-type="string">
            <text:p>65x85x10 deep groove ball bearing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2.86">
            <text:p>$2.86</text:p>
          </table:table-cell>
          <table:table-cell table:formula="of:=[.F7]*[.D7]" office:value-type="currency" office:currency="USD" office:value="2.86">
            <text:p>$2.86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R85-ZZ Bearing</text:p>
          </table:table-cell>
          <table:table-cell office:value-type="string">
            <text:p>5x8x2.5 deep groove ball bearing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0.9">
            <text:p>$0.90</text:p>
          </table:table-cell>
          <table:table-cell table:style-name="ce11" table:formula="of:=[.F8]*[.D8]" office:value-type="currency" office:currency="USD" office:value="0.9">
            <text:p>$0.90</text:p>
          </table:table-cell>
          <table:table-cell table:number-columns-repeated="1017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upperLeg</text:p>
          </table:table-cell>
          <table:table-cell table:style-name="ce6" office:value-type="string">
            <text:p>20x40 AL extrusion, cut to length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Needs to be cut</text:p>
          </table:table-cell>
          <table:table-cell table:style-name="ce10" office:value-type="currency" office:currency="USD" office:value="9.99">
            <text:p>$9.99</text:p>
          </table:table-cell>
          <table:table-cell table:style-name="ce6" table:formula="of:=[.F9]*[.D9]" office:value-type="currency" office:currency="USD" office:value="9.99">
            <text:p>$9.99</text:p>
          </table:table-cell>
          <table:table-cell table:style-name="ce6" table:number-columns-repeated="101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motorHousing</text:p>
          </table:table-cell>
          <table:table-cell table:style-name="ce5" office:value-type="string">
            <text:p>Motor support and mount</text:p>
          </table:table-cell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5" table:formula="of:=[.F10]*[.D10]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gearOutput</text:p>
          </table:table-cell>
          <table:table-cell table:style-name="ce5" office:value-type="string">
            <text:p>Attached to gear output</text:p>
          </table:table-cell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5" table:formula="of:=[.F11]*[.D11]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shaftMountingFlange</text:p>
          </table:table-cell>
          <table:table-cell table:style-name="ce5" office:value-type="string">
            <text:p>Interface between motor and gea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Might need to be machined</text:p>
          </table:table-cell>
          <table:table-cell table:style-name="ce8"/>
          <table:table-cell table:style-name="ce5" table:formula="of:=[.F12]*[.D12]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magnetHolder</text:p>
          </table:table-cell>
          <table:table-cell table:style-name="ce5" office:value-type="string">
            <text:p>Holds magnet onto back of motor rotor</text:p>
          </table:table-cell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5" table:formula="of:=[.F13]*[.D13]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agnet</text:p>
          </table:table-cell>
          <table:table-cell office:value-type="string">
            <text:p>Diametric magnet for encoder</text:p>
          </table:table-cell>
          <table:table-cell office:value-type="float" office:value="1">
            <text:p>1</text:p>
          </table:table-cell>
          <table:table-cell office:value-type="string">
            <text:p>Comes with AS5047P eval board</text:p>
          </table:table-cell>
          <table:table-cell office:value-type="currency" office:currency="USD" office:value="0">
            <text:p>$0.00</text:p>
          </table:table-cell>
          <table:table-cell table:style-name="ce11" table:formula="of:=[.F14]*[.D14]" office:value-type="currency" office:currency="USD" office:value="0">
            <text:p>$0.00</text:p>
          </table:table-cell>
          <table:table-cell table:number-columns-repeated="1017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AS5047P</text:p>
          </table:table-cell>
          <table:table-cell table:style-name="ce6" office:value-type="string">
            <text:p>Magnetic encoder eval board for motor commutation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Headers/wires need to be soldered</text:p>
          </table:table-cell>
          <table:table-cell table:style-name="ce10" office:value-type="currency" office:currency="USD" office:value="16.76">
            <text:p>$16.76</text:p>
          </table:table-cell>
          <table:table-cell table:style-name="ce6" table:formula="of:=[.F15]*[.D15]" office:value-type="currency" office:currency="USD" office:value="16.76">
            <text:p>$16.76</text:p>
          </table:table-cell>
          <table:table-cell table:style-name="ce6" table:number-columns-repeated="1017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encoderHolder</text:p>
          </table:table-cell>
          <table:table-cell table:style-name="ce5" office:value-type="string">
            <text:p>Mounts encoder over center of magnet</text:p>
          </table:table-cell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5" table:formula="of:=[.F16]*[.D16]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string">
            <text:p>potentiometerGear</text:p>
          </table:table-cell>
          <table:table-cell table:style-name="ce5" office:value-type="string">
            <text:p>Gear that attaches to potentiometer shaft</text:p>
          </table:table-cell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5" table:formula="of:=[.F17]*[.D17]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ournsPot</text:p>
          </table:table-cell>
          <table:table-cell office:value-type="string">
            <text:p>3547S-1AA-103A 3 turn potentiometer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30.8">
            <text:p>$30.80</text:p>
          </table:table-cell>
          <table:table-cell table:style-name="ce11" table:formula="of:=[.F18]*[.D18]" office:value-type="currency" office:currency="USD" office:value="30.8">
            <text:p>$30.80</text:p>
          </table:table-cell>
          <table:table-cell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upperSupportMotor</text:p>
          </table:table-cell>
          <table:table-cell table:style-name="ce5" office:value-type="string">
            <text:p>Sits on motor housing, mounts potentiometer</text:p>
          </table:table-cell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5" table:formula="of:=[.F19]*[.D19]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potBracket</text:p>
          </table:table-cell>
          <table:table-cell table:style-name="ce5" office:value-type="string">
            <text:p>Supports upperSupportMotor and bearing for potentiometerGear</text:p>
          </table:table-cell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5" table:formula="of:=[.F20]*[.D20]" office:value-type="float" office:value="0">
            <text:p>0</text:p>
          </table:table-cell>
          <table:table-cell table:style-name="ce5"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nut</text:p>
          </table:table-cell>
          <table:table-cell office:value-type="string">
            <text:p>M5 tnut for all screws holding pieces to AL extrusions</text:p>
          </table:table-cell>
          <table:table-cell office:value-type="float" office:value="24">
            <text:p>24</text:p>
          </table:table-cell>
          <table:table-cell/>
          <table:table-cell office:value-type="currency" office:currency="USD" office:value="0.06">
            <text:p>$0.06</text:p>
          </table:table-cell>
          <table:table-cell table:formula="of:=[.F21]*[.D21]" office:value-type="currency" office:currency="USD" office:value="1.44">
            <text:p>$1.44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5x10 SBHCS</text:p>
          </table:table-cell>
          <table:table-cell office:value-type="string">
            <text:p>M5 screw for AL extrusion</text:p>
          </table:table-cell>
          <table:table-cell office:value-type="float" office:value="16">
            <text:p>16</text:p>
          </table:table-cell>
          <table:table-cell office:value-type="string">
            <text:p>SBHCS = Socket Button Head Cap Screw</text:p>
          </table:table-cell>
          <table:table-cell office:value-type="currency" office:currency="USD" office:value="0.16">
            <text:p>$0.16</text:p>
          </table:table-cell>
          <table:table-cell table:style-name="ce11" table:formula="of:=[.F22]*[.D22]" office:value-type="currency" office:currency="USD" office:value="2.56">
            <text:p>$2.56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5x16 SBHCS</text:p>
          </table:table-cell>
          <table:table-cell office:value-type="string">
            <text:p>M5 screw for AL extrusion</text:p>
          </table:table-cell>
          <table:table-cell office:value-type="float" office:value="4">
            <text:p>4</text:p>
          </table:table-cell>
          <table:table-cell/>
          <table:table-cell office:value-type="currency" office:currency="USD" office:value="0.19">
            <text:p>$0.19</text:p>
          </table:table-cell>
          <table:table-cell table:style-name="ce11" table:formula="of:=[.F23]*[.D23]" office:value-type="currency" office:currency="USD" office:value="0.76">
            <text:p>$0.76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5x30 SBHCS</text:p>
          </table:table-cell>
          <table:table-cell office:value-type="string">
            <text:p>M5 screw for AL extrusion</text:p>
          </table:table-cell>
          <table:table-cell office:value-type="float" office:value="2">
            <text:p>2</text:p>
          </table:table-cell>
          <table:table-cell/>
          <table:table-cell office:value-type="currency" office:currency="USD" office:value="0.29">
            <text:p>$0.29</text:p>
          </table:table-cell>
          <table:table-cell table:style-name="ce11" table:formula="of:=[.F24]*[.D24]" office:value-type="currency" office:currency="USD" office:value="0.58">
            <text:p>$0.58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3x8 SBHCS</text:p>
          </table:table-cell>
          <table:table-cell office:value-type="string">
            <text:p>M3 crew connecting motorHousing and gearHousing</text:p>
          </table:table-cell>
          <table:table-cell office:value-type="float" office:value="2">
            <text:p>2</text:p>
          </table:table-cell>
          <table:table-cell/>
          <table:table-cell office:value-type="currency" office:currency="USD" office:value="0.07">
            <text:p>$0.07</text:p>
          </table:table-cell>
          <table:table-cell table:style-name="ce11" table:formula="of:=[.F25]*[.D25]" office:value-type="currency" office:currency="USD" office:value="0.14">
            <text:p>$0.14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5x10 FHMS</text:p>
          </table:table-cell>
          <table:table-cell office:value-type="string">
            <text:p>Screws holding potBracket to AL extrusion under potentiometerGear</text:p>
          </table:table-cell>
          <table:table-cell office:value-type="float" office:value="2">
            <text:p>2</text:p>
          </table:table-cell>
          <table:table-cell office:value-type="string">
            <text:p>FHMS = Flat Head Machine Screw</text:p>
          </table:table-cell>
          <table:table-cell office:value-type="currency" office:currency="USD" office:value="0.18">
            <text:p>$0.18</text:p>
          </table:table-cell>
          <table:table-cell table:style-name="ce11" table:formula="of:=[.F26]*[.D26]" office:value-type="currency" office:currency="USD" office:value="0.36">
            <text:p>$0.36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3x8 FHMS</text:p>
          </table:table-cell>
          <table:table-cell office:value-type="string">
            <text:p>Screws holding motor to motorHousing</text:p>
          </table:table-cell>
          <table:table-cell office:value-type="float" office:value="4">
            <text:p>4</text:p>
          </table:table-cell>
          <table:table-cell/>
          <table:table-cell office:value-type="currency" office:currency="USD" office:value="0.07">
            <text:p>$0.07</text:p>
          </table:table-cell>
          <table:table-cell table:style-name="ce11" table:formula="of:=[.F27]*[.D27]" office:value-type="currency" office:currency="USD" office:value="0.28">
            <text:p>$0.28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M3x6 FHMS</text:p>
          </table:table-cell>
          <table:table-cell office:value-type="string">
            <text:p>Screws holding shaftMountingFlange to motor rotor</text:p>
          </table:table-cell>
          <table:table-cell office:value-type="float" office:value="2">
            <text:p>2</text:p>
          </table:table-cell>
          <table:table-cell/>
          <table:table-cell office:value-type="currency" office:currency="USD" office:value="0.07">
            <text:p>$0.07</text:p>
          </table:table-cell>
          <table:table-cell table:style-name="ce11" table:formula="of:=[.F28]*[.D28]" office:value-type="currency" office:currency="USD" office:value="0.14">
            <text:p>$0.14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3 Hex Nut</text:p>
          </table:table-cell>
          <table:table-cell office:value-type="string">
            <text:p>For screw holding potentiometerGear to potentiometer shaft</text:p>
          </table:table-cell>
          <table:table-cell office:value-type="float" office:value="1">
            <text:p>1</text:p>
          </table:table-cell>
          <table:table-cell/>
          <table:table-cell office:value-type="currency" office:currency="USD" office:value="0.07">
            <text:p>$0.07</text:p>
          </table:table-cell>
          <table:table-cell table:style-name="ce11" table:formula="of:=[.F29]*[.D29]" office:value-type="currency" office:currency="USD" office:value="0.07">
            <text:p>$0.07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M2 Hex Nut</text:p>
          </table:table-cell>
          <table:table-cell office:value-type="string">
            <text:p>Nuts for screws holding AS5047P to encoderHolder</text:p>
          </table:table-cell>
          <table:table-cell office:value-type="float" office:value="4">
            <text:p>4</text:p>
          </table:table-cell>
          <table:table-cell/>
          <table:table-cell office:value-type="currency" office:currency="USD" office:value="0.07">
            <text:p>$0.07</text:p>
          </table:table-cell>
          <table:table-cell table:style-name="ce11" table:formula="of:=[.F30]*[.D30]" office:value-type="currency" office:currency="USD" office:value="0.28">
            <text:p>$0.28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3x8 SHCS</text:p>
          </table:table-cell>
          <table:table-cell office:value-type="string">
            <text:p>Screw holding potentiometerGear to potentiometer shaft</text:p>
          </table:table-cell>
          <table:table-cell office:value-type="float" office:value="1">
            <text:p>1</text:p>
          </table:table-cell>
          <table:table-cell office:value-type="string">
            <text:p>SHCS = Socket Head Cap Screw</text:p>
          </table:table-cell>
          <table:table-cell office:value-type="currency" office:currency="USD" office:value="0.08">
            <text:p>$0.08</text:p>
          </table:table-cell>
          <table:table-cell table:style-name="ce11" table:formula="of:=[.F31]*[.D31]" office:value-type="currency" office:currency="USD" office:value="0.08">
            <text:p>$0.08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M3x12 SHCS</text:p>
          </table:table-cell>
          <table:table-cell office:value-type="string">
            <text:p>Screws mounting circular spline of gear to gearHousing</text:p>
          </table:table-cell>
          <table:table-cell office:value-type="float" office:value="4">
            <text:p>4</text:p>
          </table:table-cell>
          <table:table-cell office:value-type="string">
            <text:p>4 for now, up to 12 possible</text:p>
          </table:table-cell>
          <table:table-cell office:value-type="currency" office:currency="USD" office:value="0.08">
            <text:p>$0.08</text:p>
          </table:table-cell>
          <table:table-cell table:style-name="ce11" table:formula="of:=[.F32]*[.D32]" office:value-type="currency" office:currency="USD" office:value="0.32">
            <text:p>$0.32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5x8 SHCS</text:p>
          </table:table-cell>
          <table:table-cell office:value-type="string">
            <text:p>Secure gear output (flex spline) to gearOutput</text:p>
          </table:table-cell>
          <table:table-cell office:value-type="float" office:value="6">
            <text:p>6</text:p>
          </table:table-cell>
          <table:table-cell/>
          <table:table-cell office:value-type="currency" office:currency="USD" office:value="0.15">
            <text:p>$0.15</text:p>
          </table:table-cell>
          <table:table-cell table:style-name="ce11" table:formula="of:=[.F33]*[.D33]" office:value-type="currency" office:currency="USD" office:value="0.9">
            <text:p>$0.90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M5 Hex Jam Nut</text:p>
          </table:table-cell>
          <table:table-cell office:value-type="string">
            <text:p>Secure gear output to gearOutput. Thinner than standard hex nut</text:p>
          </table:table-cell>
          <table:table-cell office:value-type="float" office:value="6">
            <text:p>6</text:p>
          </table:table-cell>
          <table:table-cell/>
          <table:table-cell office:value-type="currency" office:currency="USD" office:value="0.08">
            <text:p>$0.08</text:p>
          </table:table-cell>
          <table:table-cell table:style-name="ce11" table:formula="of:=[.F34]*[.D34]" office:value-type="currency" office:currency="USD" office:value="0.48">
            <text:p>$0.48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2x5 PHMS</text:p>
          </table:table-cell>
          <table:table-cell office:value-type="string">
            <text:p>Holds AS5047P to encoderHolder</text:p>
          </table:table-cell>
          <table:table-cell office:value-type="float" office:value="4">
            <text:p>4</text:p>
          </table:table-cell>
          <table:table-cell office:value-type="string">
            <text:p>PHMS = Pan Head Machine Screw</text:p>
          </table:table-cell>
          <table:table-cell office:value-type="currency" office:currency="USD" office:value="0.07">
            <text:p>$0.07</text:p>
          </table:table-cell>
          <table:table-cell table:style-name="ce11" table:formula="of:=[.F35]*[.D35]" office:value-type="currency" office:currency="USD" office:value="0.28">
            <text:p>$0.28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2x13 PHMS</text:p>
          </table:table-cell>
          <table:table-cell office:value-type="string">
            <text:p>Holds encoderHolder to motorHousing</text:p>
          </table:table-cell>
          <table:table-cell office:value-type="float" office:value="3">
            <text:p>3</text:p>
          </table:table-cell>
          <table:table-cell office:value-type="string">
            <text:p>Might change to M3x12 or M3x14</text:p>
          </table:table-cell>
          <table:table-cell office:value-type="currency" office:currency="USD" office:value="0.08">
            <text:p>$0.08</text:p>
          </table:table-cell>
          <table:table-cell table:style-name="ce11" table:formula="of:=[.F36]*[.D36]" office:value-type="currency" office:currency="USD" office:value="0.24">
            <text:p>$0.24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otentiometerNut</text:p>
          </table:table-cell>
          <table:table-cell office:value-type="string">
            <text:p>Secures bournsPot to upperMotorSupport</text:p>
          </table:table-cell>
          <table:table-cell office:value-type="float" office:value="1">
            <text:p>1</text:p>
          </table:table-cell>
          <table:table-cell office:value-type="string">
            <text:p>Comes with potentiometer</text:p>
          </table:table-cell>
          <table:table-cell office:value-type="currency" office:currency="USD" office:value="0">
            <text:p>$0.00</text:p>
          </table:table-cell>
          <table:table-cell table:formula="of:=[.F37]*[.D37]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 table:number-columns-repeated="9"/>
          <table:table-cell office:value-type="string">
            <text:p>Add shippi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9">08/29/2022</text:date>, <text:time>17:3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4T17:27:32.74</meta:creation-date>
    <dc:date>2022-08-29T17:36:18.10</dc:date>
    <meta:editing-duration>PT4H50M16S</meta:editing-duration>
    <meta:editing-cycles>8</meta:editing-cycles>
    <meta:generator>OpenOffice/4.1.13$Win32 OpenOffice.org_project/4113m1$Build-9810</meta:generator>
    <meta:document-statistic meta:table-count="3" meta:cell-count="236" meta:object-count="0"/>
  </office:meta>
</office:document-meta>
</file>